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Ink Free" svg:font-family="'Ink Free'" style:font-adornments="Gras" style:font-family-generic="script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modern" style:font-pitch="fixed"/>
    <style:font-face style:name="Wingdings" svg:font-family="Wingdings" style:font-family-generic="system" style:font-pitch="variable" style:font-charset="x-symbol"/>
  </office:font-face-decl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9.001cm" style:rel-column-width="32767*"/>
    </style:style>
    <style:style style:name="Tableau1.B" style:family="table-column">
      <style:table-column-properties style:column-width="9.001cm" style:rel-column-width="32768*"/>
    </style:style>
    <style:style style:name="Tableau1.A1" style:family="table-cell">
      <style:table-cell-properties style:vertical-align="middle" fo:padding="0.097cm" fo:border-left="0.5pt solid #000000" fo:border-right="0.5pt solid #000000" fo:border-top="0.5pt solid #000000" fo:border-bottom="none"/>
    </style:style>
    <style:style style:name="Tableau1.A2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Tableau1.A3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8.805cm" table:align="margins"/>
    </style:style>
    <style:style style:name="Tableau2.A" style:family="table-column">
      <style:table-column-properties style:column-width="0.531cm" style:rel-column-width="3953*"/>
    </style:style>
    <style:style style:name="Tableau2.B" style:family="table-column">
      <style:table-column-properties style:column-width="2.759cm" style:rel-column-width="20527*"/>
    </style:style>
    <style:style style:name="Tableau2.D" style:family="table-column">
      <style:table-column-properties style:column-width="2.759cm" style:rel-column-width="20528*"/>
    </style:style>
    <style:style style:name="Tableau2.A1" style:family="table-cell">
      <style:table-cell-properties fo:padding="0.097cm" fo:border="none"/>
    </style:style>
    <style:style style:name="Tableau2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style:vertical-align="middle" fo:padding="0.097cm" fo:border="0.5pt solid #000000"/>
    </style:style>
    <style:style style:name="Tableau3" style:family="table">
      <style:table-properties style:width="8.809cm" table:align="margins"/>
    </style:style>
    <style:style style:name="Tableau3.A" style:family="table-column">
      <style:table-column-properties style:column-width="0.531cm" style:rel-column-width="3953*"/>
    </style:style>
    <style:style style:name="Tableau3.B" style:family="table-column">
      <style:table-column-properties style:column-width="1.655cm" style:rel-column-width="12311*"/>
    </style:style>
    <style:style style:name="Tableau3.D" style:family="table-column">
      <style:table-column-properties style:column-width="1.656cm" style:rel-column-width="12323*"/>
    </style:style>
    <style:style style:name="Tableau3.F" style:family="table-column">
      <style:table-column-properties style:column-width="1.656cm" style:rel-column-width="12326*"/>
    </style:style>
    <style:style style:name="Tableau3.A1" style:family="table-cell">
      <style:table-cell-properties fo:padding="0.097cm" fo:border="none"/>
    </style:style>
    <style:style style:name="Tableau3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F1" style:family="table-cell">
      <style:table-cell-properties style:vertical-align="middle" fo:padding="0.097cm" fo:border="0.5pt solid #000000"/>
    </style:style>
    <style:style style:name="Tableau4" style:family="table">
      <style:table-properties style:width="8.805cm" table:align="margins"/>
    </style:style>
    <style:style style:name="Tableau4.A" style:family="table-column">
      <style:table-column-properties style:column-width="0.586cm" style:rel-column-width="4362*"/>
    </style:style>
    <style:style style:name="Tableau4.B" style:family="table-column">
      <style:table-column-properties style:column-width="1.175cm" style:rel-column-width="8738*"/>
    </style:style>
    <style:style style:name="Tableau4.H" style:family="table-column">
      <style:table-column-properties style:column-width="1.175cm" style:rel-column-width="8745*"/>
    </style:style>
    <style:style style:name="Tableau4.A1" style:family="table-cell">
      <style:table-cell-properties fo:padding="0.097cm" fo:border="none"/>
    </style:style>
    <style:style style:name="Tableau4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4.H1" style:family="table-cell">
      <style:table-cell-properties style:vertical-align="middle" fo:padding="0.097cm" fo:border="0.5pt solid #000000"/>
    </style:style>
    <style:style style:name="Tableau17" style:family="table">
      <style:table-properties style:width="8.809cm" table:align="margins"/>
    </style:style>
    <style:style style:name="Tableau17.A" style:family="table-column">
      <style:table-column-properties style:column-width="0.586cm" style:rel-column-width="4356*"/>
    </style:style>
    <style:style style:name="Tableau17.B" style:family="table-column">
      <style:table-column-properties style:column-width="1.371cm" style:rel-column-width="10196*"/>
    </style:style>
    <style:style style:name="Tableau17.G" style:family="table-column">
      <style:table-column-properties style:column-width="1.371cm" style:rel-column-width="10199*"/>
    </style:style>
    <style:style style:name="Tableau17.A1" style:family="table-cell">
      <style:table-cell-properties fo:padding="0.097cm" fo:border="none"/>
    </style:style>
    <style:style style:name="Tableau17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7.G1" style:family="table-cell">
      <style:table-cell-properties style:vertical-align="middle" fo:padding="0.097cm" fo:border="0.5pt solid #000000"/>
    </style:style>
    <style:style style:name="Tableau18" style:family="table">
      <style:table-properties style:width="8.805cm" table:align="margins"/>
    </style:style>
    <style:style style:name="Tableau18.A" style:family="table-column">
      <style:table-column-properties style:column-width="0.586cm" style:rel-column-width="4358*"/>
    </style:style>
    <style:style style:name="Tableau18.B" style:family="table-column">
      <style:table-column-properties style:column-width="4.11cm" style:rel-column-width="30588*"/>
    </style:style>
    <style:style style:name="Tableau18.C" style:family="table-column">
      <style:table-column-properties style:column-width="4.11cm" style:rel-column-width="30589*"/>
    </style:style>
    <style:style style:name="Tableau18.A1" style:family="table-cell">
      <style:table-cell-properties fo:padding="0.097cm" fo:border="none"/>
    </style:style>
    <style:style style:name="Tableau18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8.C1" style:family="table-cell">
      <style:table-cell-properties style:vertical-align="middle" fo:padding="0.097cm" fo:border="0.5pt solid #000000"/>
    </style:style>
    <style:style style:name="Tableau19" style:family="table">
      <style:table-properties style:width="8.809cm" table:align="margins"/>
    </style:style>
    <style:style style:name="Tableau19.A" style:family="table-column">
      <style:table-column-properties style:column-width="0.586cm" style:rel-column-width="4362*"/>
    </style:style>
    <style:style style:name="Tableau19.B" style:family="table-column">
      <style:table-column-properties style:column-width="1.175cm" style:rel-column-width="8738*"/>
    </style:style>
    <style:style style:name="Tableau19.H" style:family="table-column">
      <style:table-column-properties style:column-width="1.175cm" style:rel-column-width="8745*"/>
    </style:style>
    <style:style style:name="Tableau19.A1" style:family="table-cell">
      <style:table-cell-properties fo:padding="0.097cm" fo:border="none"/>
    </style:style>
    <style:style style:name="Tableau19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9.H1" style:family="table-cell">
      <style:table-cell-properties style:vertical-align="middle" fo:padding="0.097cm" fo:border="0.5pt solid #000000"/>
    </style:style>
    <style:style style:name="Tableau5" style:family="table">
      <style:table-properties style:width="17.985cm" fo:margin-left="0cm" table:align="left"/>
    </style:style>
    <style:style style:name="Tableau5.A" style:family="table-column">
      <style:table-column-properties style:column-width="9.488cm"/>
    </style:style>
    <style:style style:name="Tableau5.B" style:family="table-column">
      <style:table-column-properties style:column-width="8.497cm"/>
    </style:style>
    <style:style style:name="Tableau5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au5.B1" style:family="table-cell">
      <style:table-cell-properties fo:padding-left="0.191cm" fo:padding-right="0.191cm" fo:padding-top="0cm" fo:padding-bottom="0cm" fo:border="none" style:writing-mode="lr-tb"/>
    </style:style>
    <style:style style:name="Tableau6" style:family="table">
      <style:table-properties style:width="9.107cm" table:align="margins"/>
    </style:style>
    <style:style style:name="Tableau6.A" style:family="table-column">
      <style:table-column-properties style:column-width="0.801cm" style:rel-column-width="454*"/>
    </style:style>
    <style:style style:name="Tableau6.D" style:family="table-column">
      <style:table-column-properties style:column-width="1cm" style:rel-column-width="567*"/>
    </style:style>
    <style:style style:name="Tableau6.G" style:family="table-column">
      <style:table-column-properties style:column-width="3.903cm" style:rel-column-width="2213*"/>
    </style:style>
    <style:style style:name="Tableau6.1" style:family="table-row">
      <style:table-row-properties style:min-row-height="0cm"/>
    </style:style>
    <style:style style:name="Tableau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6.G1" style:family="table-cell">
      <style:table-cell-properties fo:padding="0.097cm" fo:border="0.5pt solid #000000"/>
    </style:style>
    <style:style style:name="Tableau6.A2" style:family="table-cell">
      <style:table-cell-properties fo:padding="0.097cm" fo:border-left="0.5pt solid #000000" fo:border-right="none" fo:border-top="none" fo:border-bottom="0.5pt solid #000000"/>
    </style:style>
    <style:style style:name="Tableau6.G2" style:family="table-cell">
      <style:table-cell-properties fo:padding="0.097cm" fo:border-left="0.5pt solid #000000" fo:border-right="0.5pt solid #000000" fo:border-top="none" fo:border-bottom="0.5pt solid #000000"/>
    </style:style>
    <style:style style:name="Tableau7" style:family="table">
      <style:table-properties style:width="7.387cm" fo:margin-left="0.64cm" fo:margin-top="0cm" fo:margin-bottom="0.199cm" table:align="left"/>
    </style:style>
    <style:style style:name="Tableau7.A" style:family="table-column">
      <style:table-column-properties style:column-width="3.694cm"/>
    </style:style>
    <style:style style:name="Tableau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7.A3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8" style:family="table">
      <style:table-properties style:width="8.116cm" fo:margin-top="0cm" fo:margin-bottom="0.199cm" table:align="margins"/>
    </style:style>
    <style:style style:name="Tableau8.A" style:family="table-column">
      <style:table-column-properties style:column-width="0.739cm" style:rel-column-width="5962*"/>
    </style:style>
    <style:style style:name="Tableau8.B" style:family="table-column">
      <style:table-column-properties style:column-width="0.82cm" style:rel-column-width="6619*"/>
    </style:style>
    <style:style style:name="Tableau8.J" style:family="table-column">
      <style:table-column-properties style:column-width="0.82cm" style:rel-column-width="6621*"/>
    </style:style>
    <style:style style:name="Tableau8.A1" style:family="table-cell">
      <style:table-cell-properties fo:padding="0.097cm" fo:border="none"/>
    </style:style>
    <style:style style:name="Tableau8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J1" style:family="table-cell">
      <style:table-cell-properties fo:padding="0.097cm" fo:border="0.5pt solid #000000"/>
    </style:style>
    <style:style style:name="P1" style:family="paragraph" style:parent-style-name="Heading_20_1" style:list-style-name="" style:master-page-name="Standard">
      <style:paragraph-properties style:page-number="0" fo:break-before="page"/>
    </style:style>
    <style:style style:name="P2" style:family="paragraph" style:parent-style-name="Normal">
      <style:text-properties officeooo:rsid="00248910" officeooo:paragraph-rsid="0027fcc9"/>
    </style:style>
    <style:style style:name="P3" style:family="paragraph" style:parent-style-name="Table_20_Contents">
      <style:paragraph-properties fo:margin-top="0cm" fo:margin-bottom="0cm" style:contextual-spacing="false" fo:line-height="100%"/>
      <style:text-properties officeooo:rsid="00248910" officeooo:paragraph-rsid="00248910"/>
    </style:style>
    <style:style style:name="P4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0pt" officeooo:rsid="00248910" officeooo:paragraph-rsid="00248910" style:font-size-asian="10pt" style:font-size-complex="10pt"/>
    </style:style>
    <style:style style:name="P5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0pt" officeooo:rsid="002c11f4" officeooo:paragraph-rsid="002c11f4" style:font-size-asian="10pt" style:font-size-complex="10pt"/>
    </style:style>
    <style:style style:name="P6" style:family="paragraph" style:parent-style-name="Table_20_Contents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P7" style:family="paragraph" style:parent-style-name="Table_20_Contents">
      <style:paragraph-properties fo:margin-top="0cm" fo:margin-bottom="0cm" style:contextual-spacing="false" fo:line-height="100%"/>
    </style:style>
    <style:style style:name="P8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0pt" officeooo:rsid="00262286" officeooo:paragraph-rsid="00262286" style:font-size-asian="10pt" style:font-size-complex="10pt"/>
    </style:style>
    <style:style style:name="P9" style:family="paragraph" style:parent-style-name="Table_20_Contents">
      <style:paragraph-properties fo:margin-top="0cm" fo:margin-bottom="0cm" style:contextual-spacing="false" fo:line-height="100%"/>
      <style:text-properties fo:font-size="10pt" officeooo:paragraph-rsid="00248910" style:font-size-asian="10pt" style:font-size-complex="10pt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officeooo:paragraph-rsid="00248910"/>
    </style:style>
    <style:style style:name="P11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officeooo:rsid="00248910" officeooo:paragraph-rsid="00248910"/>
    </style:style>
    <style:style style:name="P12" style:family="paragraph" style:parent-style-name="Table_20_Contents">
      <style:paragraph-properties fo:margin-top="0cm" fo:margin-bottom="0cm" style:contextual-spacing="false" fo:line-height="100%" fo:keep-together="always" fo:hyphenation-ladder-count="no-limit" fo:hyphenation-keep="page" loext:hyphenation-keep-type="always"/>
      <style:text-properties fo:font-weight="bold" officeooo:rsid="002bef3e" officeooo:paragraph-rsid="002bef3e" style:font-weight-asian="bold" style:font-weight-complex="bold" fo:hyphenate="false" loext:hyphenation-no-caps="true" loext:hyphenation-no-last-word="true" loext:hyphenation-word-char-count="no-limit" loext:hyphenation-zone="no-limit"/>
    </style:style>
    <style:style style:name="P13" style:family="paragraph" style:parent-style-name="Table_20_Contents">
      <style:paragraph-properties fo:margin-top="0cm" fo:margin-bottom="0cm" style:contextual-spacing="false" fo:line-height="100%" fo:text-align="start" style:justify-single-word="false" fo:hyphenation-ladder-count="no-limit" fo:hyphenation-keep="page" loext:hyphenation-keep-type="always"/>
      <style:text-properties fo:font-weight="normal" officeooo:rsid="002bef3e" officeooo:paragraph-rsid="002c11f4" style:font-weight-asian="normal" style:font-weight-complex="normal" fo:hyphenate="false" loext:hyphenation-no-caps="true" loext:hyphenation-no-last-word="true" loext:hyphenation-word-char-count="no-limit" loext:hyphenation-zone="no-limit"/>
    </style:style>
    <style:style style:name="P14" style:family="paragraph" style:parent-style-name="Preformatted">
      <style:text-properties officeooo:rsid="002c11f4" officeooo:paragraph-rsid="002c11f4"/>
    </style:style>
    <style:style style:name="P15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font-weight="bold" officeooo:rsid="002bef3e" officeooo:paragraph-rsid="002bef3e" style:font-weight-asian="bold" style:font-weight-complex="bold"/>
    </style:style>
    <style:style style:name="P16" style:family="paragraph" style:parent-style-name="Table_20_Contents">
      <style:paragraph-properties fo:margin-top="0cm" fo:margin-bottom="0cm" style:contextual-spacing="false" fo:line-height="100%" fo:text-align="start" style:justify-single-word="false" fo:hyphenation-ladder-count="no-limit" fo:hyphenation-keep="auto" loext:hyphenation-keep-type="column"/>
      <style:text-properties fo:font-weight="normal" officeooo:rsid="002c11f4" officeooo:paragraph-rsid="002c11f4" style:font-weight-asian="normal" style:font-weight-complex="normal" fo:hyphenate="false" loext:hyphenation-no-caps="false" loext:hyphenation-no-last-word="false" loext:hyphenation-word-char-count="no-limit" loext:hyphenation-zone="no-limit"/>
    </style:style>
    <style:style style:name="P17" style:family="paragraph" style:parent-style-name="Table_20_Contents">
      <style:paragraph-properties fo:margin-top="0cm" fo:margin-bottom="0cm" style:contextual-spacing="false" fo:line-height="100%"/>
      <style:text-properties officeooo:rsid="002c11f4" officeooo:paragraph-rsid="002c11f4"/>
    </style:style>
    <style:style style:name="P18" style:family="paragraph" style:parent-style-name="Table_20_Contents">
      <style:paragraph-properties fo:margin-top="0cm" fo:margin-bottom="0cm" style:contextual-spacing="false" fo:line-height="100%"/>
      <style:text-properties fo:font-size="10pt" officeooo:paragraph-rsid="00262286" style:font-size-asian="10pt" style:font-size-complex="10pt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bold" officeooo:rsid="00248910" officeooo:paragraph-rsid="00262286" style:font-weight-asian="bold" style:font-weight-complex="bold"/>
    </style:style>
    <style:style style:name="P20" style:family="paragraph" style:parent-style-name="Table_20_Contents">
      <style:paragraph-properties fo:margin-top="0cm" fo:margin-bottom="0cm" style:contextual-spacing="false" fo:line-height="100%"/>
      <style:text-properties officeooo:rsid="00248910" officeooo:paragraph-rsid="00262286"/>
    </style:style>
    <style:style style:name="P21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0pt" officeooo:rsid="002dc1ef" officeooo:paragraph-rsid="002dc1ef" style:font-size-asian="10pt" style:font-size-complex="10pt"/>
    </style:style>
    <style:style style:name="P22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0pt" officeooo:rsid="0027fcc9" officeooo:paragraph-rsid="0027fcc9" style:font-size-asian="10pt" style:font-size-complex="10pt"/>
    </style:style>
    <style:style style:name="P23" style:family="paragraph" style:parent-style-name="Preformatted">
      <loext:graphic-properties draw:fill="none"/>
      <style:paragraph-properties fo:margin-left="0cm" fo:margin-right="0cm" fo:margin-top="0cm" fo:margin-bottom="0cm" style:contextual-spacing="false" fo:line-height="104%" fo:hyphenation-ladder-count="no-limit" fo:hyphenation-keep="auto" loext:hyphenation-keep-type="column" fo:text-indent="0cm" style:auto-text-indent="false" fo:background-color="transparent" fo:padding-left="0.141cm" fo:padding-right="0.141cm" fo:padding-top="0.035cm" fo:padding-bottom="0.035cm" fo:border="0.51pt solid #000000" style:shadow="none">
        <style:tab-stops/>
      </style:paragraph-properties>
      <style:text-properties officeooo:rsid="0027fcc9" officeooo:paragraph-rsid="0027fcc9" fo:hyphenate="false" loext:hyphenation-no-caps="false" loext:hyphenation-no-last-word="false" loext:hyphenation-word-char-count="no-limit" loext:hyphenation-zone="no-limit"/>
    </style:style>
    <style:style style:name="P24" style:family="paragraph" style:parent-style-name="Preformatted">
      <loext:graphic-properties draw:fill="none"/>
      <style:paragraph-properties fo:margin-left="0cm" fo:margin-right="0cm" fo:margin-top="0cm" fo:margin-bottom="0cm" style:contextual-spacing="false" fo:line-height="104%" fo:hyphenation-ladder-count="no-limit" fo:hyphenation-keep="auto" loext:hyphenation-keep-type="column" fo:text-indent="0cm" style:auto-text-indent="false" fo:background-color="transparent" fo:padding-left="0.141cm" fo:padding-right="0.141cm" fo:padding-top="0.035cm" fo:padding-bottom="0.035cm" fo:border="0.51pt solid #000000" style:shadow="none">
        <style:tab-stops/>
      </style:paragraph-properties>
      <style:text-properties officeooo:rsid="0027fcc9" officeooo:paragraph-rsid="00296dd5" fo:hyphenate="false" loext:hyphenation-no-caps="false" loext:hyphenation-no-last-word="false" loext:hyphenation-word-char-count="no-limit" loext:hyphenation-zone="no-limit"/>
    </style:style>
    <style:style style:name="P25" style:family="paragraph" style:parent-style-name="Preformatted">
      <loext:graphic-properties draw:fill="none"/>
      <style:paragraph-properties fo:margin-left="0cm" fo:margin-right="0cm" fo:margin-top="0cm" fo:margin-bottom="0cm" style:contextual-spacing="false" fo:line-height="104%" fo:hyphenation-ladder-count="no-limit" fo:hyphenation-keep="auto" loext:hyphenation-keep-type="column" fo:text-indent="0cm" style:auto-text-indent="false" fo:background-color="transparent" fo:padding-left="0.141cm" fo:padding-right="0.141cm" fo:padding-top="0.035cm" fo:padding-bottom="0.035cm" fo:border="0.51pt solid #000000" style:shadow="none">
        <style:tab-stops/>
      </style:paragraph-properties>
      <style:text-properties officeooo:rsid="0027fcc9" officeooo:paragraph-rsid="002dc1ef" fo:hyphenate="false" loext:hyphenation-no-caps="false" loext:hyphenation-no-last-word="false" loext:hyphenation-word-char-count="no-limit" loext:hyphenation-zone="no-limit"/>
    </style:style>
    <style:style style:name="P26" style:family="paragraph" style:parent-style-name="Preformatted">
      <loext:graphic-properties draw:fill="none"/>
      <style:paragraph-properties fo:margin-left="0cm" fo:margin-right="0cm" fo:margin-top="0cm" fo:margin-bottom="0cm" style:contextual-spacing="false" fo:line-height="104%" fo:hyphenation-ladder-count="no-limit" fo:hyphenation-keep="auto" loext:hyphenation-keep-type="column" fo:text-indent="0cm" style:auto-text-indent="false" fo:background-color="transparent" fo:padding-left="0.141cm" fo:padding-right="0.141cm" fo:padding-top="0.035cm" fo:padding-bottom="0.035cm" fo:border="0.51pt solid #000000" style:shadow="none">
        <style:tab-stops/>
      </style:paragraph-properties>
      <style:text-properties officeooo:rsid="002dc1ef" officeooo:paragraph-rsid="002dc1ef" fo:hyphenate="false" loext:hyphenation-no-caps="false" loext:hyphenation-no-last-word="false" loext:hyphenation-word-char-count="no-limit" loext:hyphenation-zone="no-limit"/>
    </style:style>
    <style:style style:name="P27" style:family="paragraph" style:parent-style-name="Standard">
      <style:paragraph-properties fo:margin-top="0.3cm" fo:margin-bottom="0.101cm" style:contextual-spacing="false" fo:text-align="center" style:justify-single-word="false"/>
      <style:text-properties fo:font-weight="bold" officeooo:rsid="002ef618" officeooo:paragraph-rsid="002ef618" style:font-weight-asian="bold" style:font-weight-complex="bold"/>
    </style:style>
    <style:style style:name="P28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fo:font-weight="bold" officeooo:rsid="002ef618" officeooo:paragraph-rsid="002ef618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officeooo:rsid="002ef618" officeooo:paragraph-rsid="002ef618" style:font-size-asian="9pt" style:font-size-complex="9pt"/>
    </style:style>
    <style:style style:name="P30" style:family="paragraph" style:parent-style-name="Table_20_Contents">
      <style:paragraph-properties fo:margin-top="0cm" fo:margin-bottom="0cm" style:contextual-spacing="false"/>
      <style:text-properties fo:font-size="9pt" officeooo:rsid="002ef618" officeooo:paragraph-rsid="002ef618" style:font-size-asian="9pt" style:font-size-complex="9pt"/>
    </style:style>
    <style:style style:name="P31" style:family="paragraph" style:parent-style-name="Text_20_body" style:list-style-name="L1"/>
    <style:style style:name="P32" style:family="paragraph" style:parent-style-name="Sans_20_interligne">
      <style:paragraph-properties fo:text-align="center" style:justify-single-word="false"/>
      <style:text-properties fo:font-weight="bold" style:font-weight-asian="bold" style:font-weight-complex="bold"/>
    </style:style>
    <style:style style:name="P33" style:family="paragraph" style:parent-style-name="Sans_20_interligne">
      <style:paragraph-properties fo:margin-top="0.423cm" fo:margin-bottom="0.423cm" style:contextual-spacing="false"/>
    </style:style>
    <style:style style:name="P34" style:family="paragraph" style:parent-style-name="Sans_20_interligne">
      <style:paragraph-properties fo:margin-top="0.423cm" fo:margin-bottom="0.282cm" style:contextual-spacing="false"/>
    </style:style>
    <style:style style:name="P35" style:family="paragraph" style:parent-style-name="Normal" style:list-style-name="L1">
      <style:text-properties officeooo:rsid="00296dd5" officeooo:paragraph-rsid="00296dd5"/>
    </style:style>
    <style:style style:name="P36" style:family="paragraph" style:parent-style-name="Normal" style:list-style-name="L1">
      <style:text-properties officeooo:rsid="00296dd5" officeooo:paragraph-rsid="002dc1ef"/>
    </style:style>
    <style:style style:name="P37" style:family="paragraph" style:parent-style-name="Normal" style:list-style-name="L1">
      <style:text-properties officeooo:paragraph-rsid="002dfa92"/>
    </style:style>
    <style:style style:name="P38" style:family="paragraph" style:parent-style-name="Table_20_Contents">
      <style:paragraph-properties fo:margin-top="0cm" fo:margin-bottom="0cm" style:contextual-spacing="false" fo:line-height="100%"/>
      <style:text-properties fo:font-size="10pt" officeooo:rsid="002930dd" officeooo:paragraph-rsid="002930dd" style:font-name-asian="Calibri" style:font-size-asian="10pt" style:font-name-complex="Calibri" style:font-size-complex="10pt"/>
    </style:style>
    <style:style style:name="P3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officeooo:rsid="002dfa92" officeooo:paragraph-rsid="002dfa92"/>
    </style:style>
    <style:style style:name="P40" style:family="paragraph" style:parent-style-name="Table_20_Contents">
      <style:paragraph-properties fo:margin-top="0cm" fo:margin-bottom="0cm" style:contextual-spacing="false" fo:line-height="100%"/>
      <style:text-properties fo:font-size="9pt" style:font-name-asian="Calibri" style:font-size-asian="9pt" style:font-name-complex="Calibri" style:font-size-complex="9pt"/>
    </style:style>
    <style:style style:name="P41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9pt" officeooo:rsid="002930dd" officeooo:paragraph-rsid="002930dd" style:font-name-asian="Calibri" style:font-size-asian="9pt" style:font-name-complex="Calibri" style:font-size-complex="9pt"/>
    </style:style>
    <style:style style:name="P42" style:family="paragraph" style:parent-style-name="Table_20_Contents">
      <style:paragraph-properties fo:margin-top="0cm" fo:margin-bottom="0cm" style:contextual-spacing="false" fo:line-height="100%"/>
      <style:text-properties fo:font-size="2pt" style:font-name-asian="Calibri" style:font-size-asian="2pt" style:font-name-complex="Calibri" style:font-size-complex="2pt"/>
    </style:style>
    <style:style style:name="P43" style:family="paragraph" style:parent-style-name="Table_20_Contents">
      <style:paragraph-properties fo:margin-top="0cm" fo:margin-bottom="0cm" style:contextual-spacing="false" fo:line-height="100%"/>
      <style:text-properties fo:font-size="10pt" style:font-name-asian="Calibri" style:font-size-asian="10pt" style:font-name-complex="Calibri" style:font-size-complex="10pt"/>
    </style:style>
    <style:style style:name="T1" style:family="text">
      <style:text-properties officeooo:rsid="002c11f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bef3e"/>
    </style:style>
    <style:style style:name="T4" style:family="text">
      <style:text-properties officeooo:rsid="00262286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line-through-style="none" style:text-line-through-type="none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fo:font-weight="bold" officeooo:rsid="002c11f4" style:font-weight-asian="bold" style:font-weight-complex="bold"/>
    </style:style>
    <style:style style:name="T9" style:family="text">
      <style:text-properties officeooo:rsid="002dc1ef"/>
    </style:style>
    <style:style style:name="T10" style:family="text">
      <style:text-properties officeooo:rsid="00296dd5"/>
    </style:style>
    <style:style style:name="T11" style:family="text">
      <style:text-properties officeooo:rsid="002dfa92"/>
    </style:style>
    <style:style style:name="T12" style:family="text">
      <style:text-properties officeooo:rsid="00286472"/>
    </style:style>
    <style:style style:name="T13" style:family="text">
      <style:text-properties fo:font-weight="bold" officeooo:rsid="00286472" style:font-weight-asian="bold" style:font-weight-complex="bold"/>
    </style:style>
    <style:style style:name="T14" style:family="text">
      <style:text-properties fo:font-weight="bold" officeooo:rsid="00296dd5" style:font-weight-asian="bold" style:font-weight-complex="bold"/>
    </style:style>
    <style:style style:name="T15" style:family="text">
      <style:text-properties style:font-name="Ubuntu Mono" fo:font-weight="bold" officeooo:rsid="0027fcc9" style:font-weight-asian="bold" style:font-weight-complex="bold"/>
    </style:style>
    <style:style style:name="T16" style:family="text">
      <style:text-properties style:font-name="Ubuntu Mono" fo:font-weight="bold" style:font-weight-asian="bold" style:font-weight-complex="bold"/>
    </style:style>
    <style:style style:name="T17" style:family="text">
      <style:text-properties style:font-name="Ubuntu Mono" fo:font-weight="bold" officeooo:rsid="00286472" style:font-weight-asian="bold" style:font-weight-complex="bold"/>
    </style:style>
    <style:style style:name="T18" style:family="text">
      <style:text-properties style:font-name="Ubuntu Mono" fo:font-weight="bold" officeooo:rsid="002dfa92" style:font-weight-asian="bold" style:font-weight-complex="bol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Évaluation n°<text:span text:style-name="T1">4</text:span> – Les Tableaux</text:h>
      <text:h text:style-name="Heading_20_2" text:outline-level="2">Exercice 1</text:h>
      <text:p text:style-name="P2">Soient les tableaux suivants. </text:p>
      <text:p text:style-name="P2">Indiquer si le contenu de chacun de ces tableaux est <text:span text:style-name="T2">correct</text:span> ou <text:span text:style-name="T2">incorrect</text:span>. P<text:span text:style-name="T3">uis, e</text:span>xpliquer l'erreur si le contenu <text:span text:style-name="T4">du tableau</text:span> est <text:span text:style-name="T5">incorrect</text:span>, <text:span text:style-name="T3">ou</text:span><text:span text:style-name="T4"> donner l</text:span><text:span text:style-name="T1">'algorithme qui permet d'afficher le contenu du tabeau</text:span>.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able:table table:name="Tableau2" table:style-name="Tableau2">
              <table:table-column table:style-name="Tableau2.A"/>
              <table:table-column table:style-name="Tableau2.B" table:number-columns-repeated="2"/>
              <table:table-column table:style-name="Tableau2.D"/>
              <table:table-row>
                <table:table-cell table:style-name="Tableau2.A1" office:value-type="string">
                  <text:p text:style-name="P3">t1</text:p>
                </table:table-cell>
                <table:table-cell table:style-name="Tableau2.B1" office:value-type="string">
                  <text:p text:style-name="P4">"<text:span text:style-name="T1">Andromède</text:span>"</text:p>
                </table:table-cell>
                <table:table-cell table:style-name="Tableau2.B1" office:value-type="string">
                  <text:p text:style-name="P4">"<text:span text:style-name="T1">Voie Lactée</text:span>"</text:p>
                </table:table-cell>
                <table:table-cell table:style-name="Tableau2.D1" office:value-type="string">
                  <text:p text:style-name="P5">"Galaxie de moulinet"</text:p>
                </table:table-cell>
              </table:table-row>
              <table:table-row>
                <table:table-cell table:style-name="Tableau2.A1" office:value-type="string">
                  <text:p text:style-name="P6"/>
                </table:table-cell>
                <table:table-cell table:style-name="Tableau2.A1" office:value-type="string">
                  <text:p text:style-name="P4"><text:span text:style-name="T1">1</text:span>0</text:p>
                </table:table-cell>
                <table:table-cell table:style-name="Tableau2.A1" office:value-type="string">
                  <text:p text:style-name="P4"><text:span text:style-name="T1">1</text:span>1</text:p>
                </table:table-cell>
                <table:table-cell table:style-name="Tableau2.A1" office:value-type="string">
                  <text:p text:style-name="P4"><text:span text:style-name="T1">1</text:span>2</text:p>
                </table:table-cell>
              </table:table-row>
            </table:table>
            <text:p text:style-name="P7"/>
          </table:table-cell>
          <table:table-cell table:style-name="Tableau1.A1" office:value-type="string">
            <table:table table:name="Tableau3" table:style-name="Tableau3">
              <table:table-column table:style-name="Tableau3.A"/>
              <table:table-column table:style-name="Tableau3.B" table:number-columns-repeated="2"/>
              <table:table-column table:style-name="Tableau3.D"/>
              <table:table-column table:style-name="Tableau3.B"/>
              <table:table-column table:style-name="Tableau3.F"/>
              <table:table-row>
                <table:table-cell table:style-name="Tableau3.A1" office:value-type="string">
                  <text:p text:style-name="P3">t2</text:p>
                </table:table-cell>
                <table:table-cell table:style-name="Tableau3.B1" office:value-type="string">
                  <text:p text:style-name="P8">1</text:p>
                </table:table-cell>
                <table:table-cell table:style-name="Tableau3.B1" office:value-type="string">
                  <text:p text:style-name="P8">0</text:p>
                </table:table-cell>
                <table:table-cell table:style-name="Tableau3.B1" office:value-type="string">
                  <text:p text:style-name="P8">1</text:p>
                </table:table-cell>
                <table:table-cell table:style-name="Tableau3.B1" office:value-type="string">
                  <text:p text:style-name="P8">3</text:p>
                </table:table-cell>
                <table:table-cell table:style-name="Tableau3.F1" office:value-type="string">
                  <text:p text:style-name="P8">5</text:p>
                </table:table-cell>
              </table:table-row>
              <table:table-row>
                <table:table-cell table:style-name="Tableau3.A1" office:value-type="string">
                  <text:p text:style-name="P9"/>
                </table:table-cell>
                <table:table-cell table:style-name="Tableau3.A1" office:value-type="string">
                  <text:p text:style-name="P5">1.0</text:p>
                </table:table-cell>
                <table:table-cell table:style-name="Tableau3.A1" office:value-type="string">
                  <text:p text:style-name="P5">2.0</text:p>
                </table:table-cell>
                <table:table-cell table:style-name="Tableau3.A1" office:value-type="string">
                  <text:p text:style-name="P5">3.0</text:p>
                </table:table-cell>
                <table:table-cell table:style-name="Tableau3.A1" office:value-type="string">
                  <text:p text:style-name="P5">4.0</text:p>
                </table:table-cell>
                <table:table-cell table:style-name="Tableau3.A1" office:value-type="string">
                  <text:p text:style-name="P5">5.0</text:p>
                </table:table-cell>
              </table:table-row>
            </table:table>
            <text:p text:style-name="P10"/>
          </table:table-cell>
        </table:table-row>
        <table:table-row>
          <table:table-cell table:style-name="Tableau1.A2" office:value-type="string">
            <text:p text:style-name="P11"><text:span text:style-name="T6">Correct</text:span> / <text:span text:style-name="T7">Incorrect</text:span></text:p>
          </table:table-cell>
          <table:table-cell table:style-name="Tableau1.A2" office:value-type="string">
            <text:p text:style-name="P11"><text:span text:style-name="T7">Correct</text:span> / <text:span text:style-name="T6">Incorrect</text:span></text:p>
          </table:table-cell>
        </table:table-row>
        <table:table-row>
          <table:table-cell table:style-name="Tableau1.A3" office:value-type="string">
            <text:p text:style-name="P12">Réponse : </text:p>
            <text:p text:style-name="P13"><text:span text:style-name="T1">Un tableau permet de stocker plusieurs données de </text:span><text:span text:style-name="T8">même type</text:span><text:span text:style-name="T1">. </text:span>Les <text:span text:style-name="T2">indices</text:span> d'un tableau <text:span text:style-name="T1">doivent</text:span> être de <text:span text:style-name="T2">type scalaire </text:span>(entier, caractère ou booléen) <text:span text:style-name="T1">et doivent être </text:span><text:span text:style-name="T8">consécutifs</text:span>.</text:p>
            <text:p text:style-name="P13"/>
            <text:p text:style-name="Preformatted">Pour i de <text:span text:style-name="T1">1</text:span>0 à <text:span text:style-name="T1">1</text:span>2 Faire</text:p>
            <text:p text:style-name="Preformatted"><text:s text:c="2"/><text:span text:style-name="T1">Écrire(t1[i])</text:span></text:p>
            <text:p text:style-name="P14">Fin Pour</text:p>
          </table:table-cell>
          <table:table-cell table:style-name="Tableau1.A3" office:value-type="string">
            <text:p text:style-name="P15">Réponse : </text:p>
            <text:p text:style-name="P16">Les indices d'un tableau doivent être de <text:span text:style-name="T2">type scalaire</text:span>. Elles ne peuvent pas être de type réel.</text:p>
          </table:table-cell>
        </table:table-row>
        <table:table-row>
          <table:table-cell table:style-name="Tableau1.A1" office:value-type="string">
            <table:table table:name="Tableau4" table:style-name="Tableau4">
              <table:table-column table:style-name="Tableau4.A"/>
              <table:table-column table:style-name="Tableau4.B" table:number-columns-repeated="6"/>
              <table:table-column table:style-name="Tableau4.H"/>
              <table:table-row>
                <table:table-cell table:style-name="Tableau4.A1" office:value-type="string">
                  <text:p text:style-name="P17">t3</text:p>
                </table:table-cell>
                <table:table-cell table:style-name="Tableau4.B1" office:value-type="string">
                  <text:p text:style-name="P8">10.4 <text:s text:c="20"/></text:p>
                </table:table-cell>
                <table:table-cell table:style-name="Tableau4.B1" office:value-type="string">
                  <text:p text:style-name="P8">1.5 <text:s/></text:p>
                </table:table-cell>
                <table:table-cell table:style-name="Tableau4.B1" office:value-type="string">
                  <text:p text:style-name="P8">3.8 <text:s/></text:p>
                </table:table-cell>
                <table:table-cell table:style-name="Tableau4.B1" office:value-type="string">
                  <text:p text:style-name="P8">4.1 </text:p>
                </table:table-cell>
                <table:table-cell table:style-name="Tableau4.B1" office:value-type="string">
                  <text:p text:style-name="P8">14.2 </text:p>
                </table:table-cell>
                <table:table-cell table:style-name="Tableau4.B1" office:value-type="string">
                  <text:p text:style-name="P8">1.0 </text:p>
                </table:table-cell>
                <table:table-cell table:style-name="Tableau4.H1" office:value-type="string">
                  <text:p text:style-name="P8">3.0</text:p>
                </table:table-cell>
              </table:table-row>
              <table:table-row>
                <table:table-cell table:style-name="Tableau4.A1" office:value-type="string">
                  <text:p text:style-name="P18"/>
                </table:table-cell>
                <table:table-cell table:style-name="Tableau4.A1" office:value-type="string">
                  <text:p text:style-name="P5">"A"</text:p>
                </table:table-cell>
                <table:table-cell table:style-name="Tableau4.A1" office:value-type="string">
                  <text:p text:style-name="P5">"B"</text:p>
                </table:table-cell>
                <table:table-cell table:style-name="Tableau4.A1" office:value-type="string">
                  <text:p text:style-name="P5">"C"</text:p>
                </table:table-cell>
                <table:table-cell table:style-name="Tableau4.A1" office:value-type="string">
                  <text:p text:style-name="P5">"D"</text:p>
                </table:table-cell>
                <table:table-cell table:style-name="Tableau4.A1" office:value-type="string">
                  <text:p text:style-name="P5">"E"</text:p>
                </table:table-cell>
                <table:table-cell table:style-name="Tableau4.A1" office:value-type="string">
                  <text:p text:style-name="P5">"F"</text:p>
                </table:table-cell>
                <table:table-cell table:style-name="Tableau4.A1" office:value-type="string">
                  <text:p text:style-name="P5">"G"</text:p>
                </table:table-cell>
              </table:table-row>
            </table:table>
            <text:p text:style-name="P19"/>
          </table:table-cell>
          <table:table-cell table:style-name="Tableau1.A1" office:value-type="string">
            <table:table table:name="Tableau17" table:style-name="Tableau17">
              <table:table-column table:style-name="Tableau17.A"/>
              <table:table-column table:style-name="Tableau17.B" table:number-columns-repeated="5"/>
              <table:table-column table:style-name="Tableau17.G"/>
              <table:table-row>
                <table:table-cell table:style-name="Tableau17.A1" office:value-type="string">
                  <text:p text:style-name="P20">t<text:span text:style-name="T4">4</text:span></text:p>
                </table:table-cell>
                <table:table-cell table:style-name="Tableau17.B1" office:value-type="string">
                  <text:p text:style-name="P8">51.0</text:p>
                </table:table-cell>
                <table:table-cell table:style-name="Tableau17.B1" office:value-type="string">
                  <text:p text:style-name="P8">41.0</text:p>
                </table:table-cell>
                <table:table-cell table:style-name="Tableau17.B1" office:value-type="string">
                  <text:p text:style-name="P8">61.0</text:p>
                </table:table-cell>
                <table:table-cell table:style-name="Tableau17.B1" office:value-type="string">
                  <text:p text:style-name="P8">31.0</text:p>
                </table:table-cell>
                <table:table-cell table:style-name="Tableau17.B1" office:value-type="string">
                  <text:p text:style-name="P8">11.0</text:p>
                </table:table-cell>
                <table:table-cell table:style-name="Tableau17.G1" office:value-type="string">
                  <text:p text:style-name="P8">71.0</text:p>
                </table:table-cell>
              </table:table-row>
              <table:table-row>
                <table:table-cell table:style-name="Tableau17.A1" office:value-type="string">
                  <text:p text:style-name="P18"/>
                </table:table-cell>
                <table:table-cell table:style-name="Tableau17.A1" office:value-type="string">
                  <text:p text:style-name="P8">10</text:p>
                </table:table-cell>
                <table:table-cell table:style-name="Tableau17.A1" office:value-type="string">
                  <text:p text:style-name="P21">10</text:p>
                </table:table-cell>
                <table:table-cell table:style-name="Tableau17.A1" office:value-type="string">
                  <text:p text:style-name="P21">11</text:p>
                </table:table-cell>
                <table:table-cell table:style-name="Tableau17.A1" office:value-type="string">
                  <text:p text:style-name="P21">11</text:p>
                </table:table-cell>
                <table:table-cell table:style-name="Tableau17.A1" office:value-type="string">
                  <text:p text:style-name="P21">12</text:p>
                </table:table-cell>
                <table:table-cell table:style-name="Tableau17.A1" office:value-type="string">
                  <text:p text:style-name="P21">12</text:p>
                </table:table-cell>
              </table:table-row>
            </table:table>
            <text:p text:style-name="P19"/>
          </table:table-cell>
        </table:table-row>
        <table:table-row>
          <table:table-cell table:style-name="Tableau1.A2" office:value-type="string">
            <text:p text:style-name="P11">Correct / Incorrect</text:p>
          </table:table-cell>
          <table:table-cell table:style-name="Tableau1.A2" office:value-type="string">
            <text:p text:style-name="P11">Correct / Incorrect</text:p>
          </table:table-cell>
        </table:table-row>
        <table:table-row>
          <table:table-cell table:style-name="Tableau1.A6" office:value-type="string">
            <text:p text:style-name="P15">Réponse :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au1.A3" office:value-type="string">
            <text:p text:style-name="P15">Réponse :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au1.A1" office:value-type="string">
            <table:table table:name="Tableau18" table:style-name="Tableau18">
              <table:table-column table:style-name="Tableau18.A"/>
              <table:table-column table:style-name="Tableau18.B"/>
              <table:table-column table:style-name="Tableau18.C"/>
              <table:table-row>
                <table:table-cell table:style-name="Tableau18.A1" office:value-type="string">
                  <text:p text:style-name="P20">t<text:span text:style-name="T4">5</text:span></text:p>
                </table:table-cell>
                <table:table-cell table:style-name="Tableau18.B1" office:value-type="string">
                  <text:p text:style-name="P21">1000000</text:p>
                </table:table-cell>
                <table:table-cell table:style-name="Tableau18.C1" office:value-type="string">
                  <text:p text:style-name="P21">500000</text:p>
                </table:table-cell>
              </table:table-row>
              <table:table-row>
                <table:table-cell table:style-name="Tableau18.A1" office:value-type="string">
                  <text:p text:style-name="P18"/>
                </table:table-cell>
                <table:table-cell table:style-name="Tableau18.A1" office:value-type="string">
                  <text:p text:style-name="P8">Faux</text:p>
                </table:table-cell>
                <table:table-cell table:style-name="Tableau18.A1" office:value-type="string">
                  <text:p text:style-name="P8">Vrai</text:p>
                </table:table-cell>
              </table:table-row>
            </table:table>
            <text:p text:style-name="P19"/>
          </table:table-cell>
          <table:table-cell table:style-name="Tableau1.A1" office:value-type="string">
            <table:table table:name="Tableau19" table:style-name="Tableau19">
              <table:table-column table:style-name="Tableau19.A"/>
              <table:table-column table:style-name="Tableau19.B" table:number-columns-repeated="6"/>
              <table:table-column table:style-name="Tableau19.H"/>
              <table:table-row>
                <table:table-cell table:style-name="Tableau19.A1" office:value-type="string">
                  <text:p text:style-name="P20">t<text:span text:style-name="T4">6</text:span></text:p>
                </table:table-cell>
                <table:table-cell table:style-name="Tableau19.B1" office:value-type="string">
                  <text:p text:style-name="P21">"A"</text:p>
                </table:table-cell>
                <table:table-cell table:style-name="Tableau19.B1" office:value-type="string">
                  <text:p text:style-name="P21">"B"</text:p>
                </table:table-cell>
                <table:table-cell table:style-name="Tableau19.B1" office:value-type="string">
                  <text:p text:style-name="P21">"C"</text:p>
                </table:table-cell>
                <table:table-cell table:style-name="Tableau19.B1" office:value-type="string">
                  <text:p text:style-name="P21">"D"</text:p>
                </table:table-cell>
                <table:table-cell table:style-name="Tableau19.B1" office:value-type="string">
                  <text:p text:style-name="P21">"E"</text:p>
                </table:table-cell>
                <table:table-cell table:style-name="Tableau19.B1" office:value-type="string">
                  <text:p text:style-name="P21">"F"</text:p>
                </table:table-cell>
                <table:table-cell table:style-name="Tableau19.H1" office:value-type="string">
                  <text:p text:style-name="P21">"G"</text:p>
                </table:table-cell>
              </table:table-row>
              <table:table-row>
                <table:table-cell table:style-name="Tableau19.A1" office:value-type="string">
                  <text:p text:style-name="P18"/>
                </table:table-cell>
                <table:table-cell table:style-name="Tableau19.A1" office:value-type="string">
                  <text:p text:style-name="P22">-<text:span text:style-name="T9">7</text:span></text:p>
                </table:table-cell>
                <table:table-cell table:style-name="Tableau19.A1" office:value-type="string">
                  <text:p text:style-name="P22">-<text:span text:style-name="T9">6</text:span></text:p>
                </table:table-cell>
                <table:table-cell table:style-name="Tableau19.A1" office:value-type="string">
                  <text:p text:style-name="P22">-<text:span text:style-name="T9">5</text:span></text:p>
                </table:table-cell>
                <table:table-cell table:style-name="Tableau19.A1" office:value-type="string">
                  <text:p text:style-name="P22">-<text:span text:style-name="T9">4</text:span></text:p>
                </table:table-cell>
                <table:table-cell table:style-name="Tableau19.A1" office:value-type="string">
                  <text:p text:style-name="P22">-<text:span text:style-name="T9">3</text:span></text:p>
                </table:table-cell>
                <table:table-cell table:style-name="Tableau19.A1" office:value-type="string">
                  <text:p text:style-name="P22">-<text:span text:style-name="T9">2</text:span></text:p>
                </table:table-cell>
                <table:table-cell table:style-name="Tableau19.A1" office:value-type="string">
                  <text:p text:style-name="P22">-<text:span text:style-name="T9">1</text:span></text:p>
                </table:table-cell>
              </table:table-row>
            </table:table>
            <text:p text:style-name="P19"/>
          </table:table-cell>
        </table:table-row>
        <table:table-row>
          <table:table-cell table:style-name="Tableau1.A2" office:value-type="string">
            <text:p text:style-name="P11">Correct / Incorrect</text:p>
          </table:table-cell>
          <table:table-cell table:style-name="Tableau1.A2" office:value-type="string">
            <text:p text:style-name="P11">Correct / Incorrect</text:p>
          </table:table-cell>
        </table:table-row>
        <table:table-row>
          <table:table-cell table:style-name="Tableau1.A6" office:value-type="string">
            <text:p text:style-name="P15">Réponse :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au1.A3" office:value-type="string">
            <text:p text:style-name="P15">Réponse :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</table:table>
      <text:h text:style-name="Heading_20_2" text:outline-level="2"><text:soft-page-break/><text:span text:style-name="T3">E</text:span>xercice 2</text:h>
      <text:p text:style-name="Normal">Soit la séquence d'instructions suivante :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3">Algorithme Inconnu</text:p>
            <text:p text:style-name="P23">Début</text:p>
            <text:p text:style-name="P23"><text:s text:c="2"/><text:span text:style-name="T2">// Étape 1</text:span></text:p>
            <text:p text:style-name="P23"><text:s text:c="2"/>Répéter</text:p>
            <text:p text:style-name="P23"><text:s text:c="4"/>Écrire("n ? ") ; Lire(n)</text:p>
            <text:p text:style-name="P23"><text:s text:c="2"/>Jusqu'à <text:span text:style-name="T9">(30</text:span> &gt; n &gt; <text:span text:style-name="T9">4) et (n mod 3 = 0)</text:span></text:p>
            <text:p text:style-name="P23"><text:s text:c="2"/><text:span text:style-name="T2">// Étape 2</text:span></text:p>
            <text:p text:style-name="P23"><text:s text:c="2"/>Pour i de 0 à n-1 Faire <text:span text:style-name="T9">[pas=3]</text:span></text:p>
            <text:p text:style-name="P24"><text:s text:c="4"/><text:span text:style-name="T10">Répéter</text:span></text:p>
            <text:p text:style-name="P24"><text:s text:c="6"/>Écrire("<text:span text:style-name="T9">t</text:span>[", i, "] ? ");Lire(t[i])</text:p>
            <text:p text:style-name="P24"><text:s text:c="4"/><text:span text:style-name="T10">Jusqu'à (-50 ≤ t[i] ≤ 50)</text:span></text:p>
            <text:p text:style-name="P25"><text:s text:c="4"/><text:span text:style-name="T9">t[i + 1] ← t[i] div 2</text:span></text:p>
            <text:p text:style-name="P26"><text:s text:c="4"/>t[i + 2] ← t[i] div 3 </text:p>
            <text:p text:style-name="P23"><text:s text:c="2"/>Fin Pour</text:p>
            <text:p text:style-name="P23"><text:s text:c="2"/><text:span text:style-name="T2">// Étape 3</text:span></text:p>
            <text:p text:style-name="P23"><text:s text:c="2"/><text:span text:style-name="T9">i</text:span> ← 0</text:p>
            <text:p text:style-name="P23"><text:s text:c="2"/><text:span text:style-name="T9">n1</text:span> ← <text:span text:style-name="T9">0</text:span></text:p>
            <text:p text:style-name="P23"><text:s text:c="2"/><text:span text:style-name="T11">n2 ← n div 3</text:span></text:p>
            <text:p text:style-name="P23"><text:s text:c="2"/><text:span text:style-name="T9">Tant Que i &lt; n Faire</text:span></text:p>
            <text:p text:style-name="P23"><text:s text:c="4"/><text:span text:style-name="T9">t2[n1] ← t[i]</text:span></text:p>
            <text:p text:style-name="P23"><text:s text:c="4"/><text:span text:style-name="T9">t3[n</text:span><text:span text:style-name="T11">2</text:span><text:span text:style-name="T9"> - 1 - </text:span><text:span text:style-name="T11">i</text:span><text:span text:style-name="T9">] ← t[i + 2]</text:span></text:p>
            <text:p text:style-name="P23"><text:s text:c="4"/><text:span text:style-name="T9">i ← i + 3</text:span></text:p>
            <text:p text:style-name="P23"><text:s text:c="4"/><text:span text:style-name="T9">n1 ← n1 + 1</text:span></text:p>
            <text:p text:style-name="P23"><text:s text:c="2"/><text:span text:style-name="T12">Fin </text:span><text:span text:style-name="T9">Tant Que</text:span></text:p>
            <text:p text:style-name="P24"><text:s text:c="2"/><text:span text:style-name="T2">// </text:span><text:span text:style-name="T13">Étape 4</text:span></text:p>
            <text:p text:style-name="P24"><text:s text:c="2"/><text:span text:style-name="T12">Pour i de 0 à </text:span><text:span text:style-name="T10">n</text:span><text:span text:style-name="T11">2-1</text:span><text:span text:style-name="T12"> Faire</text:span></text:p>
            <text:p text:style-name="P24"><text:s text:c="4"/><text:span text:style-name="T12">Écrire(t2[i])</text:span></text:p>
            <text:p text:style-name="P24"><text:s text:c="2"/><text:span text:style-name="T12">Fin Pour</text:span></text:p>
            <text:p text:style-name="P23"><text:s text:c="2"/><text:span text:style-name="T2">// </text:span><text:span text:style-name="T13">Étape </text:span><text:span text:style-name="T14">5</text:span></text:p>
            <text:p text:style-name="P23"><text:s text:c="2"/><text:span text:style-name="T12">Pour i de 0 à </text:span><text:span text:style-name="T11">n2-1</text:span><text:span text:style-name="T12"> Faire</text:span></text:p>
            <text:p text:style-name="P23"><text:s text:c="4"/><text:span text:style-name="T12">Écrire(t</text:span><text:span text:style-name="T11">3</text:span><text:span text:style-name="T12">[i])</text:span></text:p>
            <text:p text:style-name="P23"><text:s text:c="2"/><text:span text:style-name="T12">Fin Pour</text:span> </text:p>
            <text:p text:style-name="P23">Fin</text:p>
            <text:p text:style-name="P27">Trace d'exécution de la question n°3</text:p>
            <table:table table:name="Tableau6" table:style-name="Tableau6">
              <table:table-column table:style-name="Tableau6.A" table:number-columns-repeated="3"/>
              <table:table-column table:style-name="Tableau6.D"/>
              <table:table-column table:style-name="Tableau6.A"/>
              <table:table-column table:style-name="Tableau6.D"/>
              <table:table-column table:style-name="Tableau6.G"/>
              <table:table-row table:style-name="Tableau6.1">
                <table:table-cell table:style-name="Tableau6.A1" office:value-type="string">
                  <text:p text:style-name="P28">n1</text:p>
                </table:table-cell>
                <table:table-cell table:style-name="Tableau6.A1" office:value-type="string">
                  <text:p text:style-name="P28">n2</text:p>
                </table:table-cell>
                <table:table-cell table:style-name="Tableau6.A1" office:value-type="string">
                  <text:p text:style-name="P28">i</text:p>
                </table:table-cell>
                <table:table-cell table:style-name="Tableau6.A1" office:value-type="string">
                  <text:p text:style-name="P28">i &lt; n</text:p>
                </table:table-cell>
                <table:table-cell table:style-name="Tableau6.A1" office:value-type="string">
                  <text:p text:style-name="P28">t[i]</text:p>
                </table:table-cell>
                <table:table-cell table:style-name="Tableau6.A1" office:value-type="string">
                  <text:p text:style-name="P28">t[i+2]</text:p>
                </table:table-cell>
                <table:table-cell table:style-name="Tableau6.G1" office:value-type="string">
                  <text:p text:style-name="P29"/>
                </table:table-cell>
              </table:table-row>
              <table:table-row table:style-name="Tableau6.1">
                <table:table-cell table:style-name="Tableau6.A2" office:value-type="string">
                  <text:p text:style-name="P30"/>
                </table:table-cell>
                <table:table-cell table:style-name="Tableau6.A2" office:value-type="string">
                  <text:p text:style-name="P30"/>
                </table:table-cell>
                <table:table-cell table:style-name="Tableau6.A2" office:value-type="string">
                  <text:p text:style-name="P30"/>
                </table:table-cell>
                <table:table-cell table:style-name="Tableau6.A2" office:value-type="string">
                  <text:p text:style-name="P30"/>
                </table:table-cell>
                <table:table-cell table:style-name="Tableau6.A2" office:value-type="string">
                  <text:p text:style-name="P30"/>
                </table:table-cell>
                <table:table-cell table:style-name="Tableau6.A2" office:value-type="string">
                  <text:p text:style-name="P30"/>
                </table:table-cell>
                <table:table-cell table:style-name="Tableau6.G2" office:value-type="string">
                  <text:p text:style-name="P30"/>
                </table:table-cell>
              </table:table-row>
              <table:table-row table:style-name="Tableau6.1">
                <table:table-cell table:style-name="Tableau6.A2" office:value-type="string">
                  <text:p text:style-name="P30"/>
                </table:table-cell>
                <table:table-cell table:style-name="Tableau6.A2" office:value-type="string">
                  <text:p text:style-name="P30"/>
                </table:table-cell>
                <table:table-cell table:style-name="Tableau6.A2" office:value-type="string">
                  <text:p text:style-name="P30"/>
                </table:table-cell>
                <table:table-cell table:style-name="Tableau6.A2" office:value-type="string">
                  <text:p text:style-name="P30"/>
                </table:table-cell>
                <table:table-cell table:style-name="Tableau6.A2" office:value-type="string">
                  <text:p text:style-name="P30"/>
                </table:table-cell>
                <table:table-cell table:style-name="Tableau6.A2" office:value-type="string">
                  <text:p text:style-name="P30"/>
                </table:table-cell>
                <table:table-cell table:style-name="Tableau6.G2" office:value-type="string">
                  <text:p text:style-name="P30"/>
                </table:table-cell>
              </table:table-row>
              <table:table-row table:style-name="Tableau6.1">
                <table:table-cell table:style-name="Tableau6.A2" office:value-type="string">
                  <text:p text:style-name="P30"/>
                </table:table-cell>
                <table:table-cell table:style-name="Tableau6.A2" office:value-type="string">
                  <text:p text:style-name="P30"/>
                </table:table-cell>
                <table:table-cell table:style-name="Tableau6.A2" office:value-type="string">
                  <text:p text:style-name="P30"/>
                </table:table-cell>
                <table:table-cell table:style-name="Tableau6.A2" office:value-type="string">
                  <text:p text:style-name="P30"/>
                </table:table-cell>
                <table:table-cell table:style-name="Tableau6.A2" office:value-type="string">
                  <text:p text:style-name="P30"/>
                </table:table-cell>
                <table:table-cell table:style-name="Tableau6.A2" office:value-type="string">
                  <text:p text:style-name="P30"/>
                </table:table-cell>
                <table:table-cell table:style-name="Tableau6.G2" office:value-type="string">
                  <text:p text:style-name="P30"/>
                </table:table-cell>
              </table:table-row>
              <table:table-row table:style-name="Tableau6.1">
                <table:table-cell table:style-name="Tableau6.A2" office:value-type="string">
                  <text:p text:style-name="P30"/>
                </table:table-cell>
                <table:table-cell table:style-name="Tableau6.A2" office:value-type="string">
                  <text:p text:style-name="P30"/>
                </table:table-cell>
                <table:table-cell table:style-name="Tableau6.A2" office:value-type="string">
                  <text:p text:style-name="P30"/>
                </table:table-cell>
                <table:table-cell table:style-name="Tableau6.A2" office:value-type="string">
                  <text:p text:style-name="P30"/>
                </table:table-cell>
                <table:table-cell table:style-name="Tableau6.A2" office:value-type="string">
                  <text:p text:style-name="P30"/>
                </table:table-cell>
                <table:table-cell table:style-name="Tableau6.A2" office:value-type="string">
                  <text:p text:style-name="P30"/>
                </table:table-cell>
                <table:table-cell table:style-name="Tableau6.G2" office:value-type="string">
                  <text:p text:style-name="P30"/>
                </table:table-cell>
              </table:table-row>
              <table:table-row table:style-name="Tableau6.1">
                <table:table-cell table:style-name="Tableau6.A2" office:value-type="string">
                  <text:p text:style-name="P30"/>
                </table:table-cell>
                <table:table-cell table:style-name="Tableau6.A2" office:value-type="string">
                  <text:p text:style-name="P30"/>
                </table:table-cell>
                <table:table-cell table:style-name="Tableau6.A2" office:value-type="string">
                  <text:p text:style-name="P30"/>
                </table:table-cell>
                <table:table-cell table:style-name="Tableau6.A2" office:value-type="string">
                  <text:p text:style-name="P30"/>
                </table:table-cell>
                <table:table-cell table:style-name="Tableau6.A2" office:value-type="string">
                  <text:p text:style-name="P30"/>
                </table:table-cell>
                <table:table-cell table:style-name="Tableau6.A2" office:value-type="string">
                  <text:p text:style-name="P30"/>
                </table:table-cell>
                <table:table-cell table:style-name="Tableau6.G2" office:value-type="string">
                  <text:p text:style-name="P30"/>
                </table:table-cell>
              </table:table-row>
              <table:table-row table:style-name="Tableau6.1">
                <table:table-cell table:style-name="Tableau6.A2" office:value-type="string">
                  <text:p text:style-name="P30"/>
                </table:table-cell>
                <table:table-cell table:style-name="Tableau6.A2" office:value-type="string">
                  <text:p text:style-name="P30"/>
                </table:table-cell>
                <table:table-cell table:style-name="Tableau6.A2" office:value-type="string">
                  <text:p text:style-name="P30"/>
                </table:table-cell>
                <table:table-cell table:style-name="Tableau6.A2" office:value-type="string">
                  <text:p text:style-name="P30"/>
                </table:table-cell>
                <table:table-cell table:style-name="Tableau6.A2" office:value-type="string">
                  <text:p text:style-name="P30"/>
                </table:table-cell>
                <table:table-cell table:style-name="Tableau6.A2" office:value-type="string">
                  <text:p text:style-name="P30"/>
                </table:table-cell>
                <table:table-cell table:style-name="Tableau6.G2" office:value-type="string">
                  <text:p text:style-name="P30"/>
                </table:table-cell>
              </table:table-row>
              <table:table-row table:style-name="Tableau6.1">
                <table:table-cell table:style-name="Tableau6.A2" office:value-type="string">
                  <text:p text:style-name="P30"/>
                </table:table-cell>
                <table:table-cell table:style-name="Tableau6.A2" office:value-type="string">
                  <text:p text:style-name="P30"/>
                </table:table-cell>
                <table:table-cell table:style-name="Tableau6.A2" office:value-type="string">
                  <text:p text:style-name="P30"/>
                </table:table-cell>
                <table:table-cell table:style-name="Tableau6.A2" office:value-type="string">
                  <text:p text:style-name="P30"/>
                </table:table-cell>
                <table:table-cell table:style-name="Tableau6.A2" office:value-type="string">
                  <text:p text:style-name="P30"/>
                </table:table-cell>
                <table:table-cell table:style-name="Tableau6.A2" office:value-type="string">
                  <text:p text:style-name="P30"/>
                </table:table-cell>
                <table:table-cell table:style-name="Tableau6.G2" office:value-type="string">
                  <text:p text:style-name="P30"/>
                </table:table-cell>
              </table:table-row>
              <table:table-row table:style-name="Tableau6.1">
                <table:table-cell table:style-name="Tableau6.A2" office:value-type="string">
                  <text:p text:style-name="P30"/>
                </table:table-cell>
                <table:table-cell table:style-name="Tableau6.A2" office:value-type="string">
                  <text:p text:style-name="P30"/>
                </table:table-cell>
                <table:table-cell table:style-name="Tableau6.A2" office:value-type="string">
                  <text:p text:style-name="P30"/>
                </table:table-cell>
                <table:table-cell table:style-name="Tableau6.A2" office:value-type="string">
                  <text:p text:style-name="P30"/>
                </table:table-cell>
                <table:table-cell table:style-name="Tableau6.A2" office:value-type="string">
                  <text:p text:style-name="P30"/>
                </table:table-cell>
                <table:table-cell table:style-name="Tableau6.A2" office:value-type="string">
                  <text:p text:style-name="P30"/>
                </table:table-cell>
                <table:table-cell table:style-name="Tableau6.G2" office:value-type="string">
                  <text:p text:style-name="P30"/>
                </table:table-cell>
              </table:table-row>
              <table:table-row table:style-name="Tableau6.1">
                <table:table-cell table:style-name="Tableau6.A2" office:value-type="string">
                  <text:p text:style-name="P30"/>
                </table:table-cell>
                <table:table-cell table:style-name="Tableau6.A2" office:value-type="string">
                  <text:p text:style-name="P30"/>
                </table:table-cell>
                <table:table-cell table:style-name="Tableau6.A2" office:value-type="string">
                  <text:p text:style-name="P30"/>
                </table:table-cell>
                <table:table-cell table:style-name="Tableau6.A2" office:value-type="string">
                  <text:p text:style-name="P30"/>
                </table:table-cell>
                <table:table-cell table:style-name="Tableau6.A2" office:value-type="string">
                  <text:p text:style-name="P30"/>
                </table:table-cell>
                <table:table-cell table:style-name="Tableau6.A2" office:value-type="string">
                  <text:p text:style-name="P30"/>
                </table:table-cell>
                <table:table-cell table:style-name="Tableau6.G2" office:value-type="string">
                  <text:p text:style-name="P30"/>
                </table:table-cell>
              </table:table-row>
            </table:table>
            <text:p text:style-name="Standard"/>
          </table:table-cell>
          <table:table-cell table:style-name="Tableau5.B1" office:value-type="string">
            <text:list text:style-name="L1">
              <text:list-item>
                <text:p text:style-name="P31">Compléter le TDO et le TDNT relatifs à cette séquence.</text:p>
              </text:list-item>
            </text:list>
            <table:table table:name="Tableau7" table:style-name="Tableau7">
              <table:table-column table:style-name="Tableau7.A" table:number-columns-repeated="2"/>
              <table:table-row>
                <table:table-cell table:style-name="Tableau7.A1" office:value-type="string">
                  <text:p text:style-name="P32">Objet</text:p>
                </table:table-cell>
                <table:table-cell table:style-name="Tableau7.A1" office:value-type="string">
                  <text:p text:style-name="P32">Type/Nature</text:p>
                </table:table-cell>
              </table:table-row>
              <table:table-row>
                <table:table-cell table:style-name="Tableau7.A1" office:value-type="string">
                  <text:p text:style-name="P33"/>
                  <text:p text:style-name="P33"/>
                </table:table-cell>
                <table:table-cell table:style-name="Tableau7.A1" office:value-type="string">
                  <text:p text:style-name="Sans_20_interligne"/>
                </table:table-cell>
              </table:table-row>
              <table:table-row>
                <table:table-cell table:style-name="Tableau7.A3" table:number-columns-spanned="2" office:value-type="string">
                  <text:p text:style-name="Sans_20_interligne"/>
                </table:table-cell>
                <table:covered-table-cell/>
              </table:table-row>
              <table:table-row>
                <table:table-cell table:style-name="Tableau7.A1" table:number-columns-spanned="2" office:value-type="string">
                  <text:p text:style-name="P32">TDNT</text:p>
                </table:table-cell>
                <table:covered-table-cell/>
              </table:table-row>
              <table:table-row>
                <table:table-cell table:style-name="Tableau7.A1" table:number-columns-spanned="2" office:value-type="string">
                  <text:p text:style-name="P34"/>
                </table:table-cell>
                <table:covered-table-cell/>
              </table:table-row>
            </table:table>
            <text:list text:continue-numbering="true" text:style-name="L1">
              <text:list-item>
                <text:p text:style-name="P35">Donner le rôle de l'<text:span text:style-name="T15">Étape </text:span><text:span text:style-name="T16">1</text:span>  et de l'<text:span text:style-name="T15">Étape </text:span><text:span text:style-name="T16">2 </text:span>?</text:p>
                <text:p text:style-name="P35">…………………………………………………</text:p>
                <text:p text:style-name="P36">…………………………………………………</text:p>
                <text:p text:style-name="P35">…………………………………………………</text:p>
                <text:p text:style-name="P35">…………………………………………………</text:p>
                <text:p text:style-name="P35">…………………………………………………</text:p>
              </text:list-item>
              <text:list-item>
                <text:p text:style-name="P37">Indiquer le contenu d<text:span text:style-name="T11">es</text:span> tableau<text:span text:style-name="T11">x </text:span><text:span text:style-name="Police_20_par_20_défaut"><text:span text:style-name="T16">t</text:span></text:span><text:span text:style-name="Police_20_par_20_défaut"><text:span text:style-name="T17">2</text:span></text:span> <text:span text:style-name="T11">et </text:span><text:span text:style-name="T18">t3</text:span><text:span text:style-name="T11"> </text:span>après l'exécution de<text:span text:style-name="T11">s</text:span> séquence<text:span text:style-name="T11">s </text:span><text:span text:style-name="T15">Étape </text:span><text:span text:style-name="T18">2</text:span><text:span text:style-name="T11"> et</text:span> <text:span text:style-name="T15">Étape 3</text:span> <text:span text:style-name="T12">pour </text:span><text:span text:style-name="T17">n = </text:span><text:span text:style-name="T18">9</text:span><text:span text:style-name="T12"> et les valeurs suivantes du tableau </text:span><text:span text:style-name="T17">t</text:span>.</text:p>
              </text:list-item>
            </text:list>
            <table:table table:name="Tableau8" table:style-name="Tableau8">
              <table:table-column table:style-name="Tableau8.A"/>
              <table:table-column table:style-name="Tableau8.B" table:number-columns-repeated="8"/>
              <table:table-column table:style-name="Tableau8.J"/>
              <table:table-row>
                <table:table-cell table:style-name="Tableau8.A1" office:value-type="string">
                  <text:p text:style-name="P38">t</text:p>
                </table:table-cell>
                <table:table-cell table:style-name="Tableau8.B1" office:value-type="string">
                  <text:p text:style-name="P39">15</text:p>
                </table:table-cell>
                <table:table-cell table:style-name="Tableau8.B1" office:value-type="string">
                  <text:p text:style-name="P39">7</text:p>
                </table:table-cell>
                <table:table-cell table:style-name="Tableau8.B1" office:value-type="string">
                  <text:p text:style-name="P39">5</text:p>
                </table:table-cell>
                <table:table-cell table:style-name="Tableau8.B1" office:value-type="string">
                  <text:p text:style-name="P39">22</text:p>
                </table:table-cell>
                <table:table-cell table:style-name="Tableau8.B1" office:value-type="string">
                  <text:p text:style-name="P39">11</text:p>
                </table:table-cell>
                <table:table-cell table:style-name="Tableau8.B1" office:value-type="string">
                  <text:p text:style-name="P39">7</text:p>
                </table:table-cell>
                <table:table-cell table:style-name="Tableau8.B1" office:value-type="string">
                  <text:p text:style-name="P39">29</text:p>
                </table:table-cell>
                <table:table-cell table:style-name="Tableau8.B1" office:value-type="string">
                  <text:p text:style-name="P39">14</text:p>
                </table:table-cell>
                <table:table-cell table:style-name="Tableau8.J1" office:value-type="string">
                  <text:p text:style-name="P39">9</text:p>
                </table:table-cell>
              </table:table-row>
              <table:table-row>
                <table:table-cell table:style-name="Tableau8.A1" office:value-type="string">
                  <text:p text:style-name="P40"/>
                </table:table-cell>
                <table:table-cell table:style-name="Tableau8.A1" office:value-type="string">
                  <text:p text:style-name="P41">0</text:p>
                </table:table-cell>
                <table:table-cell table:style-name="Tableau8.A1" office:value-type="string">
                  <text:p text:style-name="P41">1</text:p>
                </table:table-cell>
                <table:table-cell table:style-name="Tableau8.A1" office:value-type="string">
                  <text:p text:style-name="P41">2</text:p>
                </table:table-cell>
                <table:table-cell table:style-name="Tableau8.A1" office:value-type="string">
                  <text:p text:style-name="P41">3</text:p>
                </table:table-cell>
                <table:table-cell table:style-name="Tableau8.A1" office:value-type="string">
                  <text:p text:style-name="P41">4</text:p>
                </table:table-cell>
                <table:table-cell table:style-name="Tableau8.A1" office:value-type="string">
                  <text:p text:style-name="P41">5</text:p>
                </table:table-cell>
                <table:table-cell table:style-name="Tableau8.A1" office:value-type="string">
                  <text:p text:style-name="P41">6</text:p>
                </table:table-cell>
                <table:table-cell table:style-name="Tableau8.A1" office:value-type="string">
                  <text:p text:style-name="P41">7</text:p>
                </table:table-cell>
                <table:table-cell table:style-name="Tableau8.A1" office:value-type="string">
                  <text:p text:style-name="P41">8</text:p>
                </table:table-cell>
              </table:table-row>
              <table:table-row>
                <table:table-cell table:style-name="Tableau8.A1" office:value-type="string">
                  <text:p text:style-name="P42"/>
                </table:table-cell>
                <table:table-cell table:style-name="Tableau8.A1" office:value-type="string">
                  <text:p text:style-name="P42"/>
                </table:table-cell>
                <table:table-cell table:style-name="Tableau8.A1" office:value-type="string">
                  <text:p text:style-name="P42"/>
                </table:table-cell>
                <table:table-cell table:style-name="Tableau8.A1" office:value-type="string">
                  <text:p text:style-name="P42"/>
                </table:table-cell>
                <table:table-cell table:style-name="Tableau8.A1" office:value-type="string">
                  <text:p text:style-name="P42"/>
                </table:table-cell>
                <table:table-cell table:style-name="Tableau8.A1" office:value-type="string">
                  <text:p text:style-name="P42"/>
                </table:table-cell>
                <table:table-cell table:style-name="Tableau8.A1" office:value-type="string">
                  <text:p text:style-name="P42"/>
                </table:table-cell>
                <table:table-cell table:style-name="Tableau8.A1" office:value-type="string">
                  <text:p text:style-name="P42"/>
                </table:table-cell>
                <table:table-cell table:style-name="Tableau8.A1" office:value-type="string">
                  <text:p text:style-name="P42"/>
                </table:table-cell>
                <table:table-cell table:style-name="Tableau8.A1" office:value-type="string">
                  <text:p text:style-name="P42"/>
                </table:table-cell>
              </table:table-row>
              <table:table-row>
                <table:table-cell table:style-name="Tableau8.A1" office:value-type="string">
                  <text:p text:style-name="P38">t2</text:p>
                </table:table-cell>
                <table:table-cell table:style-name="Tableau8.B1" office:value-type="string">
                  <text:p text:style-name="P43"/>
                </table:table-cell>
                <table:table-cell table:style-name="Tableau8.B1" office:value-type="string">
                  <text:p text:style-name="P43"/>
                </table:table-cell>
                <table:table-cell table:style-name="Tableau8.B1" office:value-type="string">
                  <text:p text:style-name="P43"/>
                </table:table-cell>
                <table:table-cell table:style-name="Tableau8.B1" office:value-type="string">
                  <text:p text:style-name="P43"/>
                </table:table-cell>
                <table:table-cell table:style-name="Tableau8.B1" office:value-type="string">
                  <text:p text:style-name="P43"/>
                </table:table-cell>
                <table:table-cell table:style-name="Tableau8.B1" office:value-type="string">
                  <text:p text:style-name="P43"/>
                </table:table-cell>
                <table:table-cell table:style-name="Tableau8.B1" office:value-type="string">
                  <text:p text:style-name="P43"/>
                </table:table-cell>
                <table:table-cell table:style-name="Tableau8.B1" office:value-type="string">
                  <text:p text:style-name="P43"/>
                </table:table-cell>
                <table:table-cell table:style-name="Tableau8.J1" office:value-type="string">
                  <text:p text:style-name="P43"/>
                </table:table-cell>
              </table:table-row>
              <table:table-row>
                <table:table-cell table:style-name="Tableau8.A1" office:value-type="string">
                  <text:p text:style-name="P40"/>
                </table:table-cell>
                <table:table-cell table:style-name="Tableau8.A1" office:value-type="string">
                  <text:p text:style-name="P41">0</text:p>
                </table:table-cell>
                <table:table-cell table:style-name="Tableau8.A1" office:value-type="string">
                  <text:p text:style-name="P41">1</text:p>
                </table:table-cell>
                <table:table-cell table:style-name="Tableau8.A1" office:value-type="string">
                  <text:p text:style-name="P41">2</text:p>
                </table:table-cell>
                <table:table-cell table:style-name="Tableau8.A1" office:value-type="string">
                  <text:p text:style-name="P41">3</text:p>
                </table:table-cell>
                <table:table-cell table:style-name="Tableau8.A1" office:value-type="string">
                  <text:p text:style-name="P41">4</text:p>
                </table:table-cell>
                <table:table-cell table:style-name="Tableau8.A1" office:value-type="string">
                  <text:p text:style-name="P41">5</text:p>
                </table:table-cell>
                <table:table-cell table:style-name="Tableau8.A1" office:value-type="string">
                  <text:p text:style-name="P41">6</text:p>
                </table:table-cell>
                <table:table-cell table:style-name="Tableau8.A1" office:value-type="string">
                  <text:p text:style-name="P41">7</text:p>
                </table:table-cell>
                <table:table-cell table:style-name="Tableau8.A1" office:value-type="string">
                  <text:p text:style-name="P41">8</text:p>
                </table:table-cell>
              </table:table-row>
              <table:table-row>
                <table:table-cell table:style-name="Tableau8.A1" office:value-type="string">
                  <text:p text:style-name="P42"/>
                </table:table-cell>
                <table:table-cell table:style-name="Tableau8.A1" office:value-type="string">
                  <text:p text:style-name="P42"/>
                </table:table-cell>
                <table:table-cell table:style-name="Tableau8.A1" office:value-type="string">
                  <text:p text:style-name="P42"/>
                </table:table-cell>
                <table:table-cell table:style-name="Tableau8.A1" office:value-type="string">
                  <text:p text:style-name="P42"/>
                </table:table-cell>
                <table:table-cell table:style-name="Tableau8.A1" office:value-type="string">
                  <text:p text:style-name="P42"/>
                </table:table-cell>
                <table:table-cell table:style-name="Tableau8.A1" office:value-type="string">
                  <text:p text:style-name="P42"/>
                </table:table-cell>
                <table:table-cell table:style-name="Tableau8.A1" office:value-type="string">
                  <text:p text:style-name="P42"/>
                </table:table-cell>
                <table:table-cell table:style-name="Tableau8.A1" office:value-type="string">
                  <text:p text:style-name="P42"/>
                </table:table-cell>
                <table:table-cell table:style-name="Tableau8.A1" office:value-type="string">
                  <text:p text:style-name="P42"/>
                </table:table-cell>
                <table:table-cell table:style-name="Tableau8.A1" office:value-type="string">
                  <text:p text:style-name="P42"/>
                </table:table-cell>
              </table:table-row>
              <table:table-row>
                <table:table-cell table:style-name="Tableau8.A1" office:value-type="string">
                  <text:p text:style-name="P38">t<text:span text:style-name="T11">3</text:span></text:p>
                </table:table-cell>
                <table:table-cell table:style-name="Tableau8.B1" office:value-type="string">
                  <text:p text:style-name="P43"/>
                </table:table-cell>
                <table:table-cell table:style-name="Tableau8.B1" office:value-type="string">
                  <text:p text:style-name="P43"/>
                </table:table-cell>
                <table:table-cell table:style-name="Tableau8.B1" office:value-type="string">
                  <text:p text:style-name="P43"/>
                </table:table-cell>
                <table:table-cell table:style-name="Tableau8.B1" office:value-type="string">
                  <text:p text:style-name="P43"/>
                </table:table-cell>
                <table:table-cell table:style-name="Tableau8.B1" office:value-type="string">
                  <text:p text:style-name="P43"/>
                </table:table-cell>
                <table:table-cell table:style-name="Tableau8.B1" office:value-type="string">
                  <text:p text:style-name="P43"/>
                </table:table-cell>
                <table:table-cell table:style-name="Tableau8.B1" office:value-type="string">
                  <text:p text:style-name="P43"/>
                </table:table-cell>
                <table:table-cell table:style-name="Tableau8.B1" office:value-type="string">
                  <text:p text:style-name="P43"/>
                </table:table-cell>
                <table:table-cell table:style-name="Tableau8.J1" office:value-type="string">
                  <text:p text:style-name="P43"/>
                </table:table-cell>
              </table:table-row>
              <table:table-row>
                <table:table-cell table:style-name="Tableau8.A1" office:value-type="string">
                  <text:p text:style-name="P40"/>
                </table:table-cell>
                <table:table-cell table:style-name="Tableau8.A1" office:value-type="string">
                  <text:p text:style-name="P41">0</text:p>
                </table:table-cell>
                <table:table-cell table:style-name="Tableau8.A1" office:value-type="string">
                  <text:p text:style-name="P41">1</text:p>
                </table:table-cell>
                <table:table-cell table:style-name="Tableau8.A1" office:value-type="string">
                  <text:p text:style-name="P41">2</text:p>
                </table:table-cell>
                <table:table-cell table:style-name="Tableau8.A1" office:value-type="string">
                  <text:p text:style-name="P41">3</text:p>
                </table:table-cell>
                <table:table-cell table:style-name="Tableau8.A1" office:value-type="string">
                  <text:p text:style-name="P41">4</text:p>
                </table:table-cell>
                <table:table-cell table:style-name="Tableau8.A1" office:value-type="string">
                  <text:p text:style-name="P41">5</text:p>
                </table:table-cell>
                <table:table-cell table:style-name="Tableau8.A1" office:value-type="string">
                  <text:p text:style-name="P41">6</text:p>
                </table:table-cell>
                <table:table-cell table:style-name="Tableau8.A1" office:value-type="string">
                  <text:p text:style-name="P41">7</text:p>
                </table:table-cell>
                <table:table-cell table:style-name="Tableau8.A1" office:value-type="string">
                  <text:p text:style-name="P41">8</text:p>
                </table:table-cell>
              </table:table-row>
            </table:table>
            <text:list text:continue-numbering="true" text:style-name="L1">
              <text:list-item>
                <text:p text:style-name="P35">Quel est l'affichage de l'<text:span text:style-name="T15">Étape </text:span><text:span text:style-name="T16">5</text:span> ?</text:p>
                <text:p text:style-name="P35">…………………………………………………</text:p>
                <text:p text:style-name="P35">…………………………………………………</text:p>
              </text:list-item>
              <text:list-item>
                <text:p text:style-name="P35">Quel est l'affichage de l'<text:span text:style-name="T15">Étape </text:span><text:span text:style-name="T16">6</text:span> ?</text:p>
                <text:p text:style-name="P35">…………………………………………………</text:p>
                <text:p text:style-name="P35">…………………………………………………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Ink Free" svg:font-family="'Ink Free'" style:font-adornments="Gras" style:font-family-generic="script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modern" style:font-pitch="fixed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true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true" fo:background-color="transparent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1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15%" style:page-number="auto"/>
      <style:text-properties style:font-name="Book Antiqua1" fo:font-family="'Book Antiqua'" style:font-style-name="Normal" style:font-family-generic="roman" style:font-pitch="variable" fo:font-size="11pt"/>
    </style:style>
    <style:style style:name="Heading_20_1" style:display-name="Heading 1" style:family="paragraph" style:next-style-name="Normal" style:default-outline-level="1" style:class="text">
      <style:paragraph-properties fo:margin-right="0cm" fo:margin-top="0cm" fo:margin-bottom="0cm" style:contextual-spacing="false" fo:line-height="115%" fo:text-align="center" style:justify-single-word="false" fo:keep-together="always" fo:hyphenation-ladder-count="no-limit" fo:hyphenation-keep="auto" loext:hyphenation-keep-type="column" fo:keep-with-next="always" text:number-lines="false" text:line-number="0" style:snap-to-layout-grid="false">
        <style:tab-stops/>
      </style:paragraph-properties>
      <style:text-properties style:use-window-font-color="true" loext:opacity="0%" style:font-name="Ink Free" fo:font-family="'Ink Free'" style:font-style-name="Gras" style:font-family-generic="script" style:font-pitch="variable" fo:font-size="24pt" fo:font-weight="bold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282cm" style:contextual-spacing="false" fo:keep-together="always" fo:hyphenation-ladder-count="no-limit" fo:hyphenation-keep="auto" loext:hyphenation-keep-type="column" fo:keep-with-next="always"/>
      <style:text-properties style:use-window-font-color="true" loext:opacity="0%" style:font-name="Cambria" fo:font-family="Cambria" style:font-family-generic="roman" style:font-pitch="variable" fo:font-size="18pt" fo:font-weight="bold" officeooo:rsid="001f2f3f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top="0cm" fo:margin-bottom="0.212cm" style:contextual-spacing="false" fo:line-height="100%" fo:hyphenation-ladder-count="no-limit" fo:hyphenation-keep="auto" loext:hyphenation-keep-type="column"/>
      <style:text-properties fo:color="#000000" loext:opacity="100%" style:font-name="Book Antiqua" fo:font-family="'Book Antiqua'" style:font-family-generic="roman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">
      <style:paragraph-properties fo:margin-left="1.27cm" fo:margin-top="0cm" fo:margin-bottom="0.282cm" style:contextual-spacing="tru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" style:family="paragraph" style:parent-style-name="Normal">
      <style:paragraph-properties fo:margin-top="0cm" fo:margin-bottom="0cm" style:contextual-spacing="false" fo:hyphenation-ladder-count="no-limit" fo:hyphenation-keep="auto" loext:hyphenation-keep-type="column"/>
      <style:text-properties style:font-name="Ubuntu Mono" fo:font-family="'Ubuntu Mono'" style:font-family-generic="modern" style:font-pitch="fixed" fo:font-size="12pt" style:font-size-asian="12pt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 fo:hyphenation-keep="auto" loext:hyphenation-keep-type="column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 fo:hyphenation-keep="auto" loext:hyphenation-keep-type="column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ans_20_interligne" style:display-name="Sans interligne" style:family="paragraph">
      <style:paragraph-properties fo:margin-top="0cm" fo:margin-bottom="0cm" style:contextual-spacing="false" fo:line-height="100%" fo:hyphenation-ladder-count="no-limit" fo:hyphenation-keep="auto" loext:hyphenation-keep-type="column"/>
      <style:text-properties fo:color="#000000" loext:opacity="100%" style:font-name="Book Antiqua" fo:font-family="'Book Antiqua'" style:font-family-generic="roman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itre_20_1_20_Car" style:display-name="Titre 1 Car" style:family="text">
      <style:text-properties fo:color="#ff0000" loext:opacity="100%"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/>
    </style:style>
    <style:style style:name="Titre_20_2_20_Car" style:display-name="Titre 2 Car" style:family="text" style:parent-style-name="Police_20_par_20_défaut">
      <style:text-properties style:font-name="Cambria" fo:font-family="Cambria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Pied_20_de_20_page_20_Car" style:display-name="Pied de page Car" style:family="text" style:parent-style-name="Police_20_par_20_défaut">
      <style:text-properties fo:color="#000000" loext:opacity="100%" style:font-name="Aptos" fo:font-family="Aptos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En-tête_20_Car" style:display-name="En-tête Car" style:family="text" style:parent-style-name="Police_20_par_20_défaut">
      <style:text-properties fo:color="#000000" loext:opacity="100%" style:font-name="Aptos" fo:font-family="Aptos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OUTLINELVL1" style:display-name="WW_CharOUTLINE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4LVL1" style:display-name="WW_CharLFO4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2" style:display-name="WW_CharLFO4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3" style:display-name="WW_CharLFO4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4" style:display-name="WW_CharLFO4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5" style:display-name="WW_CharLFO4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6" style:display-name="WW_CharLFO4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7" style:display-name="WW_CharLFO4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8" style:display-name="WW_CharLFO4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9" style:display-name="WW_CharLFO4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5LVL1" style:display-name="WW_CharLFO5LVL1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2" style:display-name="WW_CharLFO5LVL2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3" style:display-name="WW_CharLFO5LVL3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4" style:display-name="WW_CharLFO5LVL4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5" style:display-name="WW_CharLFO5LVL5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6" style:display-name="WW_CharLFO5LVL6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7" style:display-name="WW_CharLFO5LVL7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8" style:display-name="WW_CharLFO5LVL8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9" style:display-name="WW_CharLFO5LVL9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6LVL1" style:display-name="WW_CharLFO6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6LVL2" style:display-name="WW_CharLFO6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3" style:display-name="WW_CharLFO6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4" style:display-name="WW_CharLFO6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5" style:display-name="WW_CharLFO6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6" style:display-name="WW_CharLFO6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7" style:display-name="WW_CharLFO6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8" style:display-name="WW_CharLFO6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9" style:display-name="WW_CharLFO6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1" style:display-name="WW_CharLFO8LVL1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size-asian="14pt" style:font-style-asian="normal" style:font-weight-asian="bold" style:font-size-complex="14pt" style:font-weight-complex="bold"/>
    </style:style>
    <style:style style:name="WW_5f_CharLFO8LVL2" style:display-name="WW_CharLFO8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3" style:display-name="WW_CharLFO8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4" style:display-name="WW_CharLFO8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5" style:display-name="WW_CharLFO8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6" style:display-name="WW_CharLFO8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7" style:display-name="WW_CharLFO8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8" style:display-name="WW_CharLFO8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9" style:display-name="WW_CharLFO8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text:style-name="WW_5f_CharOUTLINELVL1" loext:num-list-format="%1%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51pt solid #000000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  <style:text-properties fo:font-size="10pt" fo:font-style="italic" fo:font-weight="bold" officeooo:rsid="00210db5" officeooo:paragraph-rsid="00210db5" style:font-size-asian="10pt" style:font-style-asian="italic" style:font-weight-asian="bold" style:font-size-complex="10pt" style:font-style-complex="italic" style:font-weight-complex="bold"/>
    </style:style>
    <style:style style:name="MP3" style:family="paragraph" style:parent-style-name="Header">
      <style:paragraph-properties fo:padding="0.049cm" fo:border-left="none" fo:border-right="none" fo:border-top="none" fo:border-bottom="0.51pt solid #000000"/>
      <style:text-properties fo:font-size="10pt" style:font-size-asian="10pt" style:font-size-complex="10pt"/>
    </style:style>
    <style:style style:name="MP4" style:family="paragraph" style:parent-style-name="Normal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hyphenation-ladder-count="no-limit" fo:hyphenation-keep="auto" loext:hyphenation-keep-type="column" fo:text-indent="0cm" style:auto-text-indent="false" style:page-number="auto" fo:background-color="transparent" fo:padding="0.049cm" fo:border-left="none" fo:border-right="none" fo:border-top="0.51pt solid #000000" fo:border-bottom="none">
        <style:tab-stops/>
      </style:paragraph-properties>
      <style:text-properties fo:font-size="10pt" officeooo:rsid="001f2f3f" officeooo:paragraph-rsid="001f2f3f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MT1" style:family="text">
      <style:text-properties officeooo:rsid="0027fcc9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156082"/>
      </style:header-style>
      <style:footer-style>
        <style:header-footer-properties fo:min-height="0.201cm" fo:margin-left="0cm" fo:margin-right="0cm" fo:margin-top="0.101cm" fo:background-color="transparent" style:dynamic-spacing="false" draw:fill="none" draw:fill-color="#156082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>
        <style:header-footer-properties fo:min-height="0.229cm" fo:margin-left="0cm" fo:margin-right="0cm" fo:margin-bottom="0cm" fo:background-color="transparent" style:dynamic-spacing="true" draw:fill="none" draw:fill-color="#156082"/>
      </style:header-style>
      <style:footer-style>
        <style:header-footer-properties fo:min-height="0.229cm" fo:margin-left="0cm" fo:margin-right="0cm" fo:margin-top="0cm" fo:background-color="transparent" style:dynamic-spacing="true" draw:fill="none" draw:fill-color="#156082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Évaluation n°<text:span text:style-name="MT1">3</text:span> – Les Tableaux</text:p>
      </style:header>
      <style:header-first>
        <text:p text:style-name="Header"/>
      </style:header-first>
      <style:footer>
        <text:p text:style-name="MP2">Page <text:page-number text:select-page="current" text:page-adjust="1">2</text:page-number><text:s/>sur <text:page-count>2</text:page-count></text:p>
      </style:footer>
      <style:footer-first>
        <text:p text:style-name="MP2">Page <text:page-number text:select-page="current" text:page-adjust="1">1</text:page-number><text:s/>sur <text:page-count>2</text:page-count></text:p>
      </style:footer-first>
    </style:master-page>
    <style:master-page style:name="MPF0" style:page-layout-name="Mpm2" draw:style-name="Mdp1">
      <style:header>
        <text:p text:style-name="MP3">Évaluation n°2 – Les Tableaux</text:p>
      </style:header>
      <style:header-first>
        <text:p text:style-name="Normal"/>
      </style:header-first>
      <style:footer>
        <text:p text:style-name="MP4">Page <text:page-number text:select-page="current" text:page-adjust="1"/><text:s/>sur <text:page-count>2</text:page-count></text:p>
      </style:footer>
      <style:footer-first>
        <text:p text:style-name="MP4">Page <text:page-number style:num-format="1" text:select-page="current" text:page-adjust="1"/><text:s/>sur <text:page-count>2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title>Magazine_Takiacademy_2023</dc:title>
    <dc:subject/>
    <meta:initial-creator>Mohamed Anis Mani محمد أنيس</meta:initial-creator>
    <meta:creation-date>2025-01-15T18:27:00Z</meta:creation-date>
    <dc:date>2025-01-24T11:42:56.700000000</dc:date>
    <meta:editing-cycles>8</meta:editing-cycles>
    <meta:editing-duration>PT27M52S</meta:editing-duration>
    <meta:document-statistic meta:table-count="11" meta:image-count="0" meta:object-count="0" meta:page-count="2" meta:paragraph-count="191" meta:word-count="494" meta:character-count="2361" meta:non-whitespace-character-count="1936"/>
    <meta:template xlink:type="simple" xlink:actuate="onRequest" xlink:title="" xlink:href="Normal.dotm"/>
  </office:meta>
</office:document-meta>
</file>